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6pt" officeooo:rsid="001aab14" officeooo:paragraph-rsid="001aab14" style:font-size-asian="14pt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6pt" officeooo:rsid="001aab14" officeooo:paragraph-rsid="001aab14" style:font-size-asian="14pt" style:font-size-complex="16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1" fo:font-size="16pt" officeooo:rsid="001ae5e9" officeooo:paragraph-rsid="001ae5e9" style:font-size-asian="14pt" style:font-size-complex="16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8pt" style:text-underline-style="solid" style:text-underline-width="auto" style:text-underline-color="font-color" officeooo:rsid="001aab14" officeooo:paragraph-rsid="001aab14" style:font-size-asian="18pt" style:font-size-complex="18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1" fo:font-size="16pt" fo:font-style="normal" fo:font-weight="normal" officeooo:rsid="001c0242" officeooo:paragraph-rsid="001ae5e9" style:font-size-asian="14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1" fo:font-size="16pt" officeooo:rsid="001ae5e9" officeooo:paragraph-rsid="001ae5e9" style:font-size-asian="14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bc30b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c0242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20b309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officeooo:rsid="001bc30b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20b309" style:font-style-asian="italic" style:font-weight-asian="normal" style:font-style-complex="italic" style:font-weight-complex="normal"/>
    </style:style>
    <style:style style:name="T8" style:family="text">
      <style:text-properties officeooo:rsid="001bc30b"/>
    </style:style>
    <style:style style:name="T9" style:family="text">
      <style:text-properties fo:font-style="normal" fo:font-weight="normal" officeooo:rsid="001bc30b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c0242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e8d1a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f692c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0b309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IGGERS – <text:span text:style-name="T8">BANCO DE DADOS – SQL SERVER</text:span></text:p>
      <text:p text:style-name="P1"/>
      <text:p text:style-name="P1"/>
      <text:p text:style-name="P4">- Conteúdo</text:p>
      <text:p text:style-name="P2"/>
      <text:p text:style-name="P3">Um <text:span text:style-name="T2">Trigger</text:span><text:span text:style-name="T1">,</text:span> que em inglês significa gatilho, é um tipo especial de <text:span text:style-name="T2">Stored Procedure</text:span>, que em inglês significa procedimento armazenado. <text:span text:style-name="T8">Um </text:span><text:span text:style-name="T9">Stored Proc</text:span><text:span text:style-name="T13">edure</text:span><text:span text:style-name="T3"> </text:span><text:span text:style-name="T9">pode ser definido como um lote (batch) de declarações SQL que podem ser executadas como uma sub-rotina, ou seja, um conjunto de códigos </text:span><text:span text:style-name="T11">executado automaticamente e</text:span><text:span text:style-name="T9"> destinado a cumprir uma determinada tarefa, permitindo que essa tarefa seja reutilizada em diferentes ocasiões <text:s/>no banco de dados. </text:span><text:span text:style-name="T13">O</text:span><text:span text:style-name="T3"> </text:span><text:span text:style-name="T6">Trigger</text:span><text:span text:style-name="T3"> </text:span><text:span text:style-name="T9">sendo um tipo de Stored Procedure</text:span><text:span text:style-name="T3"> </text:span><text:span text:style-name="T9">pode colaborar para a redução da redundância de código, assim como sua reutilização </text:span><text:span text:style-name="T10">de acordo com os comandos e as condições determinadas pelo admnistrador do banco de dados, no momento em que cria um tipo de </text:span><text:span text:style-name="T4">Trigger </text:span><text:span text:style-name="T10">para dada situação ou tipo de comando,</text:span><text:span text:style-name="T11"> por exemplo usando a linguagem SQL e </text:span><text:span text:style-name="T12">a IDE (Integrated Development Environment ou Ambiente de Desenvolvimento Integrado) Microsoft SQL Server Management Studio (SSMS).</text:span></text:p>
      <text:p text:style-name="P3"><text:span text:style-name="T12"><text:tab/></text:span></text:p>
      <text:p text:style-name="P3"><text:span text:style-name="T10"/></text:p>
      <text:p text:style-name="P5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4T16:26:22.319000000</meta:creation-date>
    <dc:date>2021-03-04T20:24:42.925000000</dc:date>
    <meta:editing-duration>PT36M47S</meta:editing-duration>
    <meta:editing-cycles>2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5" meta:word-count="151" meta:character-count="966" meta:non-whitespace-character-count="813"/>
  </office:meta>
</office:document-meta>
</file>